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fo:font-weight="bold" officeooo:rsid="002c3e87" officeooo:paragraph-rsid="002c3e87" style:font-weight-asian="bold" style:font-weight-complex="bold"/>
    </style:style>
    <style:style style:name="P3" style:family="paragraph" style:parent-style-name="Text_20_body">
      <style:text-properties style:font-name="Arial" officeooo:rsid="002d5c60" officeooo:paragraph-rsid="002d5c60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af4d3" officeooo:paragraph-rsid="002af4d3"/>
    </style:style>
    <style:style style:name="P5" style:family="paragraph" style:parent-style-name="Text_20_body">
      <style:paragraph-properties fo:text-align="justify" style:justify-single-word="false"/>
      <style:text-properties style:font-name="Arial" officeooo:rsid="002af4d3" officeooo:paragraph-rsid="002b625c"/>
    </style:style>
    <style:style style:name="P6" style:family="paragraph" style:parent-style-name="Text_20_body">
      <style:text-properties style:font-name="Arial" officeooo:rsid="002d5c60" officeooo:paragraph-rsid="002d5c60"/>
    </style:style>
    <style:style style:name="P7" style:family="paragraph" style:parent-style-name="Text_20_body">
      <style:text-properties fo:font-variant="normal" fo:text-transform="none" fo:color="#222222" style:font-name="Arial" fo:font-size="10.5pt" fo:letter-spacing="normal" fo:font-style="normal" fo:font-weight="normal" officeooo:rsid="002af4d3" officeooo:paragraph-rsid="002d5c60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  <style:style style:name="T3" style:family="text">
      <style:text-properties officeooo:rsid="002d6cd9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0f2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 de ajuda humanitária</text:p>
      <text:p text:style-name="P1"/>
      <text:p text:style-name="P4">A construção de unidades para distribuir em locais onde há pessoas que não podem pagar, vai ser feita com os lucros das unidades distribuídas em países ricos.</text:p>
      <text:p text:style-name="P5">As unidades em países ricos vão cobrar <text:span text:style-name="T5">até</text:span> 3 euros a dose. Desta forma prevê-se que cada unidade fique paga em aproximadamente 4 meses.</text:p>
      <text:p text:style-name="P5">Como se pode ver, o rácio de investimento é muito bom.</text:p>
      <text:p text:style-name="P5"><text:span text:style-name="T1">O</text:span> lucro de cada maquina em países ricos serve para a construção de 3 novas máquinas por ano <text:span text:style-name="T2">para doar aos pobres</text:span>.</text:p>
      <text:p text:style-name="P5"/>
      <text:p text:style-name="P3">Construir fabrica em Africa do sul, para <text:span text:style-name="T3">exportar</text:span></text:p>
      <text:p text:style-name="P3"/>
      <text:p text:style-name="P3"/>
      <text:p text:style-name="P3"/>
      <text:p text:style-name="P7"><text:span text:style-name="T4">Os custos administrativos da organização</text:span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9-05-23T22:10:23.021000000</dc:date>
    <meta:editing-duration>P4DT7H37M11S</meta:editing-duration>
    <meta:editing-cycles>28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7" meta:word-count="101" meta:character-count="579" meta:non-whitespace-character-count="484"/>
  </office:meta>
</office:document-meta>
</file>